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macros created by Attacker!</text:p>
      <text:p text:style-name="Standard"/>
      <text:p text:style-name="Standard">Macros were signed by Attacker using a self-generated RSA key pair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3:04:28.695000000</meta:creation-date>
    <dc:date>2021-01-26T13:06:47.886000000</dc:date>
    <meta:editing-duration>PT2M18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8" meta:character-count="122" meta:non-whitespace-character-count="10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MsgBox("Start macro created by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cbJolGw8h4pGqQTzqGo8OFAQzLu24epfT42e0y2jdDI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060069009b00c000230048004b004400b600f9006a002a007500db005100e0">
        <DigestMethod Algorithm="http://www.w3.org/2001/04/xmlenc#sha256"/>
        <DigestValue>IRTFwFUsV9M9pfVRKrAMdrJVPs708TP1GxES9RKqxks=</DigestValue>
      </Reference>
      <Reference URI="#idSignedProperties" Type="http://uri.etsi.org/01903#SignedProperties">
        <DigestMethod Algorithm="http://www.w3.org/2001/04/xmlenc#sha256"/>
        <DigestValue>CG5L94Zlp2l+ZEj0EJRgBhwL8IqART/9pg8lRc5MTAM=</DigestValue>
      </Reference>
    </SignedInfo>
    <SignatureValue>f874g5qfCvaAmKRNZAAzZIYK8w9ViVsMqZ8tfh7Z9ul7jC2euXApdcIY+Nuei/ywmWOz0rIXjaGELTj8FvrrVFMTWM+E+fww8JQfakOfvnp3TrY6CBW6SS4NhOWpllHuxe1sNLpuvOLYsUCKRNh/qvxa2/xTtAfYJum/u5Obf+I=</SignatureValue>
    <KeyInfo>
      <KeyValue>
        <RSAKeyValue>
          <Modulus>xw+zGCRhT+kRFkSeCcwRGBMP0FXhz8Ufb+BYXNzEu0TpaI6ePfVM5+aMza3L/ycNYhbJ306SwJYpyXStU8CcE5P0qfv/kdYTU6Cs86qLJDU7sEdUea9zgnLeLYvLooNwIp47++HF9vgyhOmmcKROHjbuxbRLFtT1AKppYW0jSqk=</Modulus>
          <Exponent>AQAB</Exponent>
        </RSAKeyValue>
      </KeyValue>
    </KeyInfo>
    <Object>
      <SignatureProperties>
        <SignatureProperty Id="ID_00060069009b00c000230048004b004400b600f9006a002a007500db005100e0" Target="#ID_00f3003c00d5002d006900ac0049007e0081002200f300f200dd00040001004b">
          <dc:date xmlns:dc="http://purl.org/dc/elements/1.1/">2021-10-12T19:28:31.246000000</dc:date>
        </SignatureProperty>
      </SignatureProperties>
    </Object>
    <Object xmlns:xd="http://uri.etsi.org/01903/v1.3.2#">
      <xd:QualifyingProperties Target="#ID_00f3003c00d5002d006900ac0049007e0081002200f300f200dd00040001004b">
        <xd:SignedProperties Id="idSignedProperties">
          <xd:SignedSignatureProperties>
            <xd:SigningTime>2021-10-12T19:28:31.246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d:EncapsulatedX509Certificate>
            </xd:CertificateValues>
          </xd:UnsignedSignatureProperties>
        </xd:UnsignedProperties>
      </xd:QualifyingProperties>
    </Object>
  </Signature>
</document-signatures>
</file>